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rsid="000a71b6" officeooo:paragraph-rsid="000a71b6"/>
    </style:style>
    <style:style style:name="P2" style:family="paragraph" style:parent-style-name="Standard">
      <style:text-properties officeooo:rsid="000a71b6" officeooo:paragraph-rsid="000a71b6"/>
    </style:style>
    <style:style style:name="T1" style:family="text">
      <style:text-properties officeooo:rsid="000bff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"Este archivo será utilizado para emular modificaciones en el proyecto colaborativo.</text:p>
      <text:p text:style-name="Text_20_body"><text:span text:style-name="T1">Guillermo Campollo</text:span>."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4:40:43.245041722</meta:creation-date>
    <dc:date>2019-09-03T14:41:51.259788693</dc:date>
    <meta:editing-duration>PT1M14S</meta:editing-duration>
    <meta:editing-cycles>2</meta:editing-cycles>
    <meta:generator>LibreOffice/6.1.6.3$Linux_X86_64 LibreOffice_project/10$Build-3</meta:generator>
    <meta:document-statistic meta:table-count="0" meta:image-count="0" meta:object-count="0" meta:page-count="1" meta:paragraph-count="2" meta:word-count="13" meta:character-count="104" meta:non-whitespace-character-count="93"/>
  </office:meta>
</office:document-meta>
</file>